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팀 예제</text:p>
      <text:p text:style-name="Standard">--로그인 저장 정보 테이블</text:p>
      <text:p text:style-name="Standard">CREATE TABLE history_tbl(</text:p>
      <text:p text:style-name="Standard">ht_number number,</text:p>
      <text:p text:style-name="Standard">mt_id VARCHAR2(70),</text:p>
      <text:p text:style-name="Standard">ht_retry NUMBER DEFAULT 0,</text:p>
      <text:p text:style-name="Standard">ht_lastFail NUMBER DEFAULT 0,</text:p>
      <text:p text:style-name="Standard">ht_lastSuccess NUMBER DEFAULT 0,</text:p>
      <text:p text:style-name="Standard">ht_Ip VARCHAR2(20),</text:p>
      <text:p text:style-name="Standard">CONSTRAINT history_tbl_pk PRIMARY key(ht_number)</text:p>
      <text:p text:style-name="Standard">);</text:p>
      <text:p text:style-name="Standard"/>
      <text:p text:style-name="Standard">comment on table history_tbl is'로그인 정보저장 테이블';</text:p>
      <text:p text:style-name="Standard">COMMENT on COLUMN history_tbl.ht_number is '순번';</text:p>
      <text:p text:style-name="Standard">COMMENT on COLUMN history_tbl.mt_id is '로그인 아이디';</text:p>
      <text:p text:style-name="Standard">COMMENT on COLUMN history_tbl.ht_retry is '로그인 시도횟수';</text:p>
      <text:p text:style-name="Standard">COMMENT on COLUMN history_tbl.ht_lastFail is '마지막으로 실패한 로그인 시간';</text:p>
      <text:p text:style-name="Standard">COMMENT on COLUMN history_tbl.ht_lastSuccess is '마지막으로 성공한 로그인 시간';</text:p>
      <text:p text:style-name="Standard">COMMENT on COLUMN history_tbl.ht_Ip is '로그인한 사용자의 ip 주소';</text:p>
      <text:p text:style-name="Standard"/>
      <text:p text:style-name="Standard">--로그인 정보 저장시 사용할 순번(시퀀스)</text:p>
      <text:p text:style-name="Standard">CREATE SEQUENCE history_tbl_seq;</text:p>
      <text:p text:style-name="Standard">--1.회원 테이블 생성</text:p>
      <text:p text:style-name="Standard">CREATE TABLE MEMBER_TBL(</text:p>
      <text:p text:style-name="Standard"><text:s text:c="4"/>MT_NUMBER NUMBER,</text:p>
      <text:p text:style-name="Standard"><text:s text:c="4"/>MT_ID VARCHAR2(70) NOT NULL UNIQUE,</text:p>
      <text:p text:style-name="Standard"><text:soft-page-break/><text:s text:c="4"/>MT_PW VARCHAR2(100) NOT NULL,</text:p>
      <text:p text:style-name="Standard"><text:s text:c="4"/>MT_NAME VARCHAR2(20) NOT NULL,</text:p>
      <text:p text:style-name="Standard"><text:s text:c="4"/>MT_BIRTH VARCHAR2(8) NOT NULL,</text:p>
      <text:p text:style-name="Standard"><text:s text:c="4"/>MT_GENDER VARCHAR2(10) NOT NULL,</text:p>
      <text:p text:style-name="Standard"><text:s text:c="4"/>MT_EMAIL VARCHAR2(50) NOT NULL UNIQUE,</text:p>
      <text:p text:style-name="Standard"><text:s text:c="4"/>MT_PHONE VARCHAR2(11) NOT NULL UNIQUE,</text:p>
      <text:p text:style-name="Standard"><text:s text:c="4"/>MT_REGDATE DATE DEFAULT SYSDATE,</text:p>
      <text:p text:style-name="Standard"><text:s text:c="4"/>MT_DISABLED VARCHAR2(10),</text:p>
      <text:p text:style-name="Standard"><text:s text:c="4"/>PRIMARY KEY(MT_NUMBER)</text:p>
      <text:p text:style-name="Standard">);</text:p>
      <text:p text:style-name="Standard"/>
      <text:p text:style-name="Standard">COMMENT ON TABLE MEMBER_TBL IS '회원정보';</text:p>
      <text:p text:style-name="Standard">COMMENT ON COLUMN MEMBER_TBL.MT_NUMBER IS '회원번호';</text:p>
      <text:p text:style-name="Standard">COMMENT ON COLUMN MEMBER_TBL.MT_ID IS '아이디';</text:p>
      <text:p text:style-name="Standard">COMMENT ON COLUMN MEMBER_TBL.MT_PW IS '비밀번호';</text:p>
      <text:p text:style-name="Standard">COMMENT ON COLUMN MEMBER_TBL.MT_NAME IS '이름';</text:p>
      <text:p text:style-name="Standard">COMMENT ON COLUMN MEMBER_TBL.MT_BIRTH IS '생년월일';</text:p>
      <text:p text:style-name="Standard">COMMENT ON COLUMN MEMBER_TBL.MT_GENDER IS '성별';</text:p>
      <text:p text:style-name="Standard">COMMENT ON COLUMN MEMBER_TBL.MT_EMAIL IS '이메일';</text:p>
      <text:p text:style-name="Standard">COMMENT ON COLUMN MEMBER_TBL.MT_PHONE IS '연락처';</text:p>
      <text:p text:style-name="Standard">COMMENT ON COLUMN MEMBER_TBL.MT_REGDATE IS '등록일';</text:p>
      <text:p text:style-name="Standard">COMMENT ON COLUMN MEMBER_TBL.MT_DISABLED IS '비활성화유무';</text:p>
      <text:p text:style-name="Standard"/>
      <text:p text:style-name="Standard">--1-1.회원번호 시퀀스 생성</text:p>
      <text:p text:style-name="Standard">CREATE SEQUENCE MEMBER_SEQ</text:p>
      <text:p text:style-name="Standard">increment by 1</text:p>
      <text:p text:style-name="Standard"><text:soft-page-break/>start with 1;</text:p>
      <text:p text:style-name="Standard"/>
      <text:p text:style-name="Standard"/>
      <text:p text:style-name="Standard">--2.상품 테이블 생성</text:p>
      <text:p text:style-name="Standard">CREATE TABLE PRODUCT_TBL(</text:p>
      <text:p text:style-name="Standard"><text:s text:c="4"/>PT_NUMBER NUMBER,</text:p>
      <text:p text:style-name="Standard"><text:s text:c="4"/>PT_NAME VARCHAR2(20) NOT NULL,</text:p>
      <text:p text:style-name="Standard"><text:s text:c="4"/>PT_TYPE VARCHAR2(20) NOT NULL,</text:p>
      <text:p text:style-name="Standard"><text:s text:c="4"/>PT_PRICE NUMBER(10) NOT NULL,</text:p>
      <text:p text:style-name="Standard"><text:s text:c="4"/>PT_EXPLAIN VARCHAR2(1000) NOT NULL,</text:p>
      <text:p text:style-name="Standard"><text:s text:c="4"/>PT_REGDATE DATE DEFAULT SYSDATE,</text:p>
      <text:p text:style-name="Standard"><text:s text:c="4"/>PT_STATUS VARCHAR2(10) NOT NULL,</text:p>
      <text:p text:style-name="Standard"><text:s text:c="4"/>PT_THUMB VARCHAR2(200) NOT NULL,</text:p>
      <text:p text:style-name="Standard"><text:s text:c="4"/>PT_IMAGE1 VARCHAR2(200),</text:p>
      <text:p text:style-name="Standard"><text:s text:c="4"/>PT_IMAGE2 VARCHAR2(200),</text:p>
      <text:p text:style-name="Standard"><text:s text:c="4"/>PT_IMAGE3 VARCHAR2(200),</text:p>
      <text:p text:style-name="Standard"><text:s text:c="4"/>PRIMARY KEY(PT_NUMBER)</text:p>
      <text:p text:style-name="Standard">);</text:p>
      <text:p text:style-name="Standard"/>
      <text:p text:style-name="Standard">COMMENT ON TABLE PRODUCT_TBL IS '상품정보';</text:p>
      <text:p text:style-name="Standard">COMMENT ON COLUMN PRODUCT_TBL.PT_NUMBER IS '상품번호';</text:p>
      <text:p text:style-name="Standard">COMMENT ON COLUMN PRODUCT_TBL.PT_NAME IS '상품명';</text:p>
      <text:p text:style-name="Standard">COMMENT ON COLUMN PRODUCT_TBL.PT_PRICE IS '상품가격';</text:p>
      <text:p text:style-name="Standard">COMMENT ON COLUMN PRODUCT_TBL.PT_EXPLAIN IS '상품설명';</text:p>
      <text:p text:style-name="Standard">COMMENT ON COLUMN PRODUCT_TBL.PT_REGDATE IS '상품등록일';</text:p>
      <text:p text:style-name="Standard">COMMENT ON COLUMN PRODUCT_TBL.PT_STATUS IS '대여가능유무';</text:p>
      <text:p text:style-name="Standard"><text:soft-page-break/>COMMENT ON COLUMN PRODUCT_TBL.PT_THUMB IS '상품썸네일';</text:p>
      <text:p text:style-name="Standard">COMMENT ON COLUMN PRODUCT_TBL.PT_IMAGE1 IS '상품이미지1';</text:p>
      <text:p text:style-name="Standard">COMMENT ON COLUMN PRODUCT_TBL.PT_IMAGE2 IS '상품이미지2';</text:p>
      <text:p text:style-name="Standard">COMMENT ON COLUMN PRODUCT_TBL.PT_IMAGE3 IS '상품이미지3';</text:p>
      <text:p text:style-name="Standard"/>
      <text:p text:style-name="Standard">--2-1.상품번호 시퀀스 생성</text:p>
      <text:p text:style-name="Standard">CREATE SEQUENCE PRODUCT_SEQ</text:p>
      <text:p text:style-name="Standard">increment by 1</text:p>
      <text:p text:style-name="Standard">start with 1;</text:p>
      <text:p text:style-name="Standard"/>
      <text:p text:style-name="Standard">--3.예약 테이블 생성</text:p>
      <text:p text:style-name="Standard">CREATE TABLE RESERVATION_TBL(</text:p>
      <text:p text:style-name="Standard"><text:s text:c="4"/>REST_NUMBER NUMBER,</text:p>
      <text:p text:style-name="Standard"><text:s text:c="4"/>MT_NUMBER NUMBER,</text:p>
      <text:p text:style-name="Standard"><text:s text:c="4"/>PT_NUMBER NUMBER,</text:p>
      <text:p text:style-name="Standard"><text:s text:c="4"/>REST_BNUMBER NUMBER NOT NULL,</text:p>
      <text:p text:style-name="Standard"><text:s text:c="4"/>REST_BNAME VARCHAR2(20) NOT NULL,</text:p>
      <text:p text:style-name="Standard"><text:s text:c="4"/>REST_NAME VARCHAR2(20) NOT NULL,</text:p>
      <text:p text:style-name="Standard"><text:s text:c="4"/>REST_PHONE VARCHAR2(11) NOT NULL,</text:p>
      <text:p text:style-name="Standard"><text:s text:c="4"/>REST_STATUS VARCHAR2(5) NOT NULL,</text:p>
      <text:p text:style-name="Standard"><text:s text:c="4"/>REST_TOTAL NUMBER(10) NOT NULL,</text:p>
      <text:p text:style-name="Standard"><text:s text:c="4"/>REST_EXPRENT DATE NOT NULL,</text:p>
      <text:p text:style-name="Standard"><text:s text:c="4"/>REST_PAYOPTION VARCHAR2(20) NOT NULL,</text:p>
      <text:p text:style-name="Standard"><text:s text:c="4"/>REST_REGDATE DATE DEFAULT SYSDATE NOT NULL,</text:p>
      <text:p text:style-name="Standard"><text:s text:c="4"/>REST_COUNT NUMBER(5) NOT NULL,</text:p>
      <text:p text:style-name="Standard"><text:s text:c="4"/>PRIMARY KEY(REST_NUMBER),</text:p>
      <text:p text:style-name="Standard"><text:soft-page-break/><text:s text:c="4"/>foreign key(MT_NUMBER) references MEMBER_TBL(MT_NUMBER),</text:p>
      <text:p text:style-name="Standard"><text:s text:c="4"/>foreign key(PT_NUMBER) references PRODUCT_TBL(PT_NUMBER)</text:p>
      <text:p text:style-name="Standard">);</text:p>
      <text:p text:style-name="Standard"/>
      <text:p text:style-name="Standard">COMMENT ON TABLE RESERVATION_TBL IS '예약정보';</text:p>
      <text:p text:style-name="Standard">COMMENT ON COLUMN RESERVATION_TBL.REST_NUMBER IS '예약번호';</text:p>
      <text:p text:style-name="Standard">COMMENT ON COLUMN RESERVATION_TBL.MT_NUMBER IS '회원번호';</text:p>
      <text:p text:style-name="Standard">COMMENT ON COLUMN RESERVATION_TBL.PT_NUMBER IS '상품번호';</text:p>
      <text:p text:style-name="Standard">COMMENT ON COLUMN RESERVATION_TBL.REST_BNUMBER IS '예약묶음번호';</text:p>
      <text:p text:style-name="Standard">COMMENT ON COLUMN RESERVATION_TBL.REST_BNAME IS '예약지점명';</text:p>
      <text:p text:style-name="Standard">COMMENT ON COLUMN RESERVATION_TBL.REST_NAME IS '예약자명';</text:p>
      <text:p text:style-name="Standard">COMMENT ON COLUMN RESERVATION_TBL.REST_PHONE IS '예약자연락처';</text:p>
      <text:p text:style-name="Standard">COMMENT ON COLUMN RESERVATION_TBL.REST_STATUS IS '예약상태';</text:p>
      <text:p text:style-name="Standard">COMMENT ON COLUMN RESERVATION_TBL.REST_TOTAL IS '이용금액';</text:p>
      <text:p text:style-name="Standard">COMMENT ON COLUMN RESERVATION_TBL.REST_EXPRENT IS '대여예상일시';</text:p>
      <text:p text:style-name="Standard">COMMENT ON COLUMN RESERVATION_TBL.REST_PAYOPTION IS '결제방법';</text:p>
      <text:p text:style-name="Standard">COMMENT ON COLUMN RESERVATION_TBL.REST_REGDATE IS '예약등록일';</text:p>
      <text:p text:style-name="Standard">COMMENT ON COLUMN RESERVATION_TBL.REST_COUNT IS '수량';</text:p>
      <text:p text:style-name="Standard"/>
      <text:p text:style-name="Standard">--3-1. 예약번호 시퀀스 생성</text:p>
      <text:p text:style-name="Standard">CREATE SEQUENCE RESERVATION_SEQ</text:p>
      <text:p text:style-name="Standard">increment by 1</text:p>
      <text:p text:style-name="Standard">start with 1;</text:p>
      <text:p text:style-name="Standard"/>
      <text:p text:style-name="Standard">--4. 대여/반납 테이블 만들기 : RENTAL_TBL</text:p>
      <text:p text:style-name="Standard">CREATE TABLE RENTAL_TBL(</text:p>
      <text:p text:style-name="Standard"><text:soft-page-break/><text:s text:c="4"/>RENT_NUMBER NUMBER,</text:p>
      <text:p text:style-name="Standard"><text:s text:c="4"/>REST_NUMBER NUMBER,</text:p>
      <text:p text:style-name="Standard"><text:s text:c="4"/>MT_NUMBER NUMBER,</text:p>
      <text:p text:style-name="Standard"><text:s text:c="4"/>PT_NUMBER NUMBER,</text:p>
      <text:p text:style-name="Standard"><text:s text:c="4"/>RENT_STATUS VARCHAR2(10) NOT NULL,</text:p>
      <text:p text:style-name="Standard"><text:s text:c="4"/>RENT_OVERTIME NUMBER(5),</text:p>
      <text:p text:style-name="Standard"><text:s text:c="4"/>RENT_ADDCOST NUMBER(10),</text:p>
      <text:p text:style-name="Standard"><text:s text:c="4"/>RENT_ACTRENT DATE NOT NULL,</text:p>
      <text:p text:style-name="Standard"><text:s text:c="4"/>RENT_EXPRETRUN DATE NOT NULL,</text:p>
      <text:p text:style-name="Standard"><text:s text:c="4"/>RENT_ACTRETRUN DATE NOT NULL,</text:p>
      <text:p text:style-name="Standard"><text:s text:c="4"/>PRIMARY KEY(RENT_NUMBER),</text:p>
      <text:p text:style-name="Standard"><text:s text:c="4"/>foreign key(REST_NUMBER) references RESERVATION_TBL(REST_NUMBER),</text:p>
      <text:p text:style-name="Standard"><text:s text:c="4"/>foreign key(MT_NUMBER) references MEMBER_TBL(MT_NUMBER),</text:p>
      <text:p text:style-name="Standard"><text:s text:c="4"/>foreign key(PT_NUMBER) references PRODUCT_TBL(PT_NUMBER)</text:p>
      <text:p text:style-name="Standard">);</text:p>
      <text:p text:style-name="Standard"/>
      <text:p text:style-name="Standard">COMMENT ON TABLE RENTAL_TBL IS '대여/반납';</text:p>
      <text:p text:style-name="Standard">COMMENT ON COLUMN RENTAL_TBL.RENT_NUMBER IS '대여번호';</text:p>
      <text:p text:style-name="Standard">COMMENT ON COLUMN RENTAL_TBL.MT_NUMBER IS '회원번호';</text:p>
      <text:p text:style-name="Standard">COMMENT ON COLUMN RENTAL_TBL.PT_NUMBER IS '상품번호';</text:p>
      <text:p text:style-name="Standard">COMMENT ON COLUMN RENTAL_TBL.RENT_STATUS IS '이용번호';</text:p>
      <text:p text:style-name="Standard">COMMENT ON COLUMN RENTAL_TBL.RENT_OVERTIME IS '초과시간';</text:p>
      <text:p text:style-name="Standard">COMMENT ON COLUMN RENTAL_TBL.RENT_ADDCOST IS '추가비용';</text:p>
      <text:p text:style-name="Standard">COMMENT ON COLUMN RENTAL_TBL.RENT_ACTRENT IS '실대여일시';</text:p>
      <text:p text:style-name="Standard">COMMENT ON COLUMN RENTAL_TBL.RENT_EXPRETRUN IS '반납예상일시';</text:p>
      <text:p text:style-name="Standard">COMMENT ON COLUMN RENTAL_TBL.RENT_ACTRETRUN IS '실반납일시';</text:p>
      <text:p text:style-name="Standard"><text:soft-page-break/></text:p>
      <text:p text:style-name="Standard">--4-1. 대여반납 시퀀스 생성</text:p>
      <text:p text:style-name="Standard">CREATE SEQUENCE RENTAL_SEQ</text:p>
      <text:p text:style-name="Standard">increment by 1</text:p>
      <text:p text:style-name="Standard">start with 1;</text:p>
      <text:p text:style-name="Standard"/>
      <text:p text:style-name="Standard">--5 후기 게시판</text:p>
      <text:p text:style-name="Standard">CREATE TABLE REVIEW_TBL(</text:p>
      <text:p text:style-name="Standard"><text:s text:c="4"/>REVT_NUMBER NUMBER,</text:p>
      <text:p text:style-name="Standard"><text:s text:c="4"/>MT_NUMBER NUMBER,</text:p>
      <text:p text:style-name="Standard"><text:s text:c="4"/>REVT_TITLE VARCHAR2(100) NOT NULL,</text:p>
      <text:p text:style-name="Standard"><text:s text:c="4"/>REVT_WRITER VARCHAR2(20) NOT NULL,</text:p>
      <text:p text:style-name="Standard"><text:s text:c="4"/>REVT_CONTENT VARCHAR2(1000) NOT NULL,</text:p>
      <text:p text:style-name="Standard"><text:s text:c="4"/>REVT_REGDATE DATE NOT NULL,</text:p>
      <text:p text:style-name="Standard"><text:s text:c="4"/>REVT_TUMBNAIL VARCHAR2(200) NOT NULL,</text:p>
      <text:p text:style-name="Standard"><text:s text:c="4"/>REVT_IMAGE1 VARCHAR2(200),</text:p>
      <text:p text:style-name="Standard"><text:s text:c="4"/>REVT_IMAGE2 VARCHAR2(200),</text:p>
      <text:p text:style-name="Standard"><text:s text:c="4"/>REVT_IMAGE3 VARCHAR2(200),</text:p>
      <text:p text:style-name="Standard"><text:s text:c="4"/>REVT_PW VARCHAR2(20) NOT NULL,</text:p>
      <text:p text:style-name="Standard"><text:s text:c="4"/>REVT_READCNT NUMBER(5) NOT NULL,</text:p>
      <text:p text:style-name="Standard"><text:s text:c="4"/>REVT_BRANCH VARCHAR2(20) NOT NULL,</text:p>
      <text:p text:style-name="Standard"/>
      <text:p text:style-name="Standard"><text:s text:c="4"/>PRIMARY KEY(REVT_NUMBER),</text:p>
      <text:p text:style-name="Standard"><text:s text:c="4"/>foreign key(MT_NUMBER) references MEMBER_TBL(MT_NUMBER)</text:p>
      <text:p text:style-name="Standard">);</text:p>
      <text:p text:style-name="Standard"/>
      <text:p text:style-name="Standard"><text:soft-page-break/>COMMENT ON TABLE REVIEW_TBL IS '후기게시판';</text:p>
      <text:p text:style-name="Standard">COMMENT ON COLUMN REVIEW_TBL.REVT_NUMBER IS '후기번호';</text:p>
      <text:p text:style-name="Standard">COMMENT ON COLUMN REVIEW_TBL.MT_NUMBER IS '회원번호';</text:p>
      <text:p text:style-name="Standard">COMMENT ON COLUMN REVIEW_TBL.REVT_TITLE IS '후기글제목';</text:p>
      <text:p text:style-name="Standard">COMMENT ON COLUMN REVIEW_TBL.REVT_WRITER IS '후기글작성자';</text:p>
      <text:p text:style-name="Standard">COMMENT ON COLUMN REVIEW_TBL.REVT_CONTENT IS '후기글내용';</text:p>
      <text:p text:style-name="Standard">COMMENT ON COLUMN REVIEW_TBL.REVT_REGDATE IS '후기글등록일';</text:p>
      <text:p text:style-name="Standard">COMMENT ON COLUMN REVIEW_TBL.REVT_TUMBNAIL IS '썸네일';</text:p>
      <text:p text:style-name="Standard">COMMENT ON COLUMN REVIEW_TBL.REVT_IMAGE1 IS '이미지1';</text:p>
      <text:p text:style-name="Standard">COMMENT ON COLUMN REVIEW_TBL.REVT_IMAGE2 IS '이미지2';</text:p>
      <text:p text:style-name="Standard">COMMENT ON COLUMN REVIEW_TBL.REVT_IMAGE3 IS '이미지3';</text:p>
      <text:p text:style-name="Standard">COMMENT ON COLUMN REVIEW_TBL.REVT_PW IS '비밀번호';</text:p>
      <text:p text:style-name="Standard">COMMENT ON COLUMN REVIEW_TBL.REVT_READCNT IS '조회수';</text:p>
      <text:p text:style-name="Standard">COMMENT ON COLUMN REVIEW_TBL.REVT_BRANCH IS '이용지점명';</text:p>
      <text:p text:style-name="Standard"/>
      <text:p text:style-name="Standard">--5-1. 후기번호 시퀀스 생성</text:p>
      <text:p text:style-name="Standard">CREATE SEQUENCE REVIEW_SEQ</text:p>
      <text:p text:style-name="Standard">increment by 1</text:p>
      <text:p text:style-name="Standard">start with 1;</text:p>
      <text:p text:style-name="Standard"/>
      <text:p text:style-name="Standard">--6 문의 게시판</text:p>
      <text:p text:style-name="Standard">CREATE TABLE QUESTION_TBL(</text:p>
      <text:p text:style-name="Standard"><text:s text:c="4"/>QT_NUMBER NUMBER NOT NULL,</text:p>
      <text:p text:style-name="Standard"><text:s text:c="4"/>MT_NUMBER NUMBER NOT NULL,</text:p>
      <text:p text:style-name="Standard"><text:s text:c="4"/>QT_TITLE VARCHAR2(100) NOT NULL,</text:p>
      <text:p text:style-name="Standard"><text:s text:c="4"/>QT_CONTENT VARCHAR2(1000) NOT NULL,</text:p>
      <text:p text:style-name="Standard"><text:soft-page-break/><text:s text:c="4"/>QT_STATUS VARCHAR2(20) NOT NULL,</text:p>
      <text:p text:style-name="Standard"><text:s text:c="4"/>QT_PW VARCHAR2(20) NOT NULL,</text:p>
      <text:p text:style-name="Standard"><text:s text:c="4"/>QT_REGDATE DATE NOT NULL,</text:p>
      <text:p text:style-name="Standard"><text:s text:c="4"/>QT_WRITER VARCHAR2(20) NOT NULL,</text:p>
      <text:p text:style-name="Standard"><text:s text:c="4"/>QT_FILE VARCHAR2(200),</text:p>
      <text:p text:style-name="Standard"><text:s text:c="4"/>PRIMARY KEY(QT_NUMBER),</text:p>
      <text:p text:style-name="Standard"><text:s text:c="4"/>foreign key(MT_NUMBER) references MEMBER_TBL(MT_NUMBER)</text:p>
      <text:p text:style-name="Standard">);</text:p>
      <text:p text:style-name="Standard"/>
      <text:p text:style-name="Standard">COMMENT ON TABLE QUESTION_TBL IS '문의게시판';</text:p>
      <text:p text:style-name="Standard">COMMENT ON COLUMN QUESTION_TBL.QT_NUMBER IS '문의게시글번호';</text:p>
      <text:p text:style-name="Standard">COMMENT ON COLUMN QUESTION_TBL.MT_NUMBER IS '회원번호';</text:p>
      <text:p text:style-name="Standard">COMMENT ON COLUMN QUESTION_TBL.QT_TITLE IS '문의글제목';</text:p>
      <text:p text:style-name="Standard">COMMENT ON COLUMN QUESTION_TBL.QT_CONTENT IS '문의글내용';</text:p>
      <text:p text:style-name="Standard">COMMENT ON COLUMN QUESTION_TBL.QT_STATUS IS '문의글카테고리';</text:p>
      <text:p text:style-name="Standard">COMMENT ON COLUMN QUESTION_TBL.QT_PW IS '문의글비밀번호';</text:p>
      <text:p text:style-name="Standard">COMMENT ON COLUMN QUESTION_TBL.QT_REGDATE IS '문의글등록일자';</text:p>
      <text:p text:style-name="Standard">COMMENT ON COLUMN QUESTION_TBL.QT_WRITER IS '문의글작성자';</text:p>
      <text:p text:style-name="Standard">COMMENT ON COLUMN QUESTION_TBL.QT_FILE IS '첨부파일';</text:p>
      <text:p text:style-name="Standard"/>
      <text:p text:style-name="Standard">--6-1 문의게시판 시퀀스</text:p>
      <text:p text:style-name="Standard">CREATE SEQUENCE QUESTION_SEQ</text:p>
      <text:p text:style-name="Standard">increment by 1</text:p>
      <text:p text:style-name="Standard">start with 1;</text:p>
      <text:p text:style-name="Standard"/>
      <text:p text:style-name="Standard">--7 문의 답글</text:p>
      <text:p text:style-name="Standard"><text:soft-page-break/>CREATE TABLE REPLY_TBL(</text:p>
      <text:p text:style-name="Standard"><text:s text:c="4"/>REPT_NUMBER NUMBER NOT NULL,</text:p>
      <text:p text:style-name="Standard"><text:s text:c="4"/>QT_NUMBER NUMBER NOT NULL,</text:p>
      <text:p text:style-name="Standard"><text:s text:c="4"/>REPT_TITLE VARCHAR2(100) NOT NULL,</text:p>
      <text:p text:style-name="Standard"><text:s text:c="4"/>REPT_WRITER VARCHAR2(20) NOT NULL,</text:p>
      <text:p text:style-name="Standard"><text:s text:c="4"/>REPT_CONTENT VARCHAR2(1000) NOT NULL,</text:p>
      <text:p text:style-name="Standard"><text:s text:c="4"/>REPT_REGDATE DATE NOT NULL,</text:p>
      <text:p text:style-name="Standard"><text:s text:c="4"/>REPT_STEP NUMBER(5),</text:p>
      <text:p text:style-name="Standard"><text:s text:c="4"/>REPT_LEVEL NUMBER(5),</text:p>
      <text:p text:style-name="Standard"><text:s text:c="4"/>PRIMARY KEY(REPT_NUMBER),</text:p>
      <text:p text:style-name="Standard"><text:s text:c="4"/>foreign key(QT_NUMBER) references QUESTION_TBL(QT_NUMBER)</text:p>
      <text:p text:style-name="Standard">);</text:p>
      <text:p text:style-name="Standard"/>
      <text:p text:style-name="Standard">COMMENT ON TABLE REPLY_TBL IS '문의답글';</text:p>
      <text:p text:style-name="Standard">COMMENT ON COLUMN REPLY_TBL.REPT_NUMBER IS '답글번호';</text:p>
      <text:p text:style-name="Standard">COMMENT ON COLUMN REPLY_TBL.QT_NUMBER IS '문의게시글번호';</text:p>
      <text:p text:style-name="Standard">COMMENT ON COLUMN REPLY_TBL.REPT_TITLE IS '답글제목';</text:p>
      <text:p text:style-name="Standard">COMMENT ON COLUMN REPLY_TBL.REPT_WRITER IS '답글작성자';</text:p>
      <text:p text:style-name="Standard">COMMENT ON COLUMN REPLY_TBL.REPT_CONTENT IS '답글내용';</text:p>
      <text:p text:style-name="Standard">COMMENT ON COLUMN REPLY_TBL.REPT_REGDATE IS '답글등록일';</text:p>
      <text:p text:style-name="Standard">COMMENT ON COLUMN REPLY_TBL.REPT_STEP IS '답글계층변수';</text:p>
      <text:p text:style-name="Standard">COMMENT ON COLUMN REPLY_TBL.REPT_LEVEL IS '답글위치변수';</text:p>
      <text:p text:style-name="Standard"/>
      <text:p text:style-name="Standard"/>
      <text:p text:style-name="Standard">--7-1 문의 답글 시퀀스</text:p>
      <text:p text:style-name="Standard">CREATE SEQUENCE REPLY_SEQ</text:p>
      <text:p text:style-name="Standard"><text:soft-page-break/>increment by 1</text:p>
      <text:p text:style-name="Standard">start with 1;</text:p>
      <text:p text:style-name="Standard"/>
      <text:p text:style-name="Standard">--8 공지사항</text:p>
      <text:p text:style-name="Standard">CREATE TABLE NOTICE_TBL(</text:p>
      <text:p text:style-name="Standard"><text:s text:c="4"/>NT_NUMBER NUMBER NOT NULL,</text:p>
      <text:p text:style-name="Standard"><text:s text:c="4"/>NT_TITLE VARCHAR2(100) NOT NULL,</text:p>
      <text:p text:style-name="Standard"><text:s text:c="4"/>NT_WRITER VARCHAR2(20) NOT NULL,</text:p>
      <text:p text:style-name="Standard"><text:s text:c="4"/>NT_CONTENT VARCHAR2(1000) NOT NULL,</text:p>
      <text:p text:style-name="Standard"><text:s text:c="4"/>NT_REGDATE DATE NOT NULL,</text:p>
      <text:p text:style-name="Standard"><text:s text:c="4"/>NT_READCNT NUMBER(5) NOT NULL,</text:p>
      <text:p text:style-name="Standard"><text:s text:c="4"/>PRIMARY KEY(NT_NUMBER)</text:p>
      <text:p text:style-name="Standard">);</text:p>
      <text:p text:style-name="Standard"/>
      <text:p text:style-name="Standard">COMMENT ON TABLE NOTICE_TBL IS '공지사항';</text:p>
      <text:p text:style-name="Standard">COMMENT ON COLUMN REPLY_TBL.NT_NUMBER IS '공지사항_게시글번호';</text:p>
      <text:p text:style-name="Standard">COMMENT ON COLUMN REPLY_TBL.NT_TITLE IS '공지사항_제목';</text:p>
      <text:p text:style-name="Standard">COMMENT ON COLUMN REPLY_TBL.NT_WRITER IS '공지사항_작성자';</text:p>
      <text:p text:style-name="Standard">COMMENT ON COLUMN REPLY_TBL.NT_CONTENT IS '공지사항_내용';</text:p>
      <text:p text:style-name="Standard">COMMENT ON COLUMN REPLY_TBL.NT_REGDATE IS '공지사항_등록일';</text:p>
      <text:p text:style-name="Standard">COMMENT ON COLUMN REPLY_TBL.NT_READCNT IS '공지사항_조회수';</text:p>
      <text:p text:style-name="Standard"/>
      <text:p text:style-name="Standard">--8-1 공지사항 시퀀스</text:p>
      <text:p text:style-name="Standard">CREATE SEQUENCE NOTICE_SEQ</text:p>
      <text:p text:style-name="Standard">increment by 1</text:p>
      <text:p text:style-name="Standard">start with 1;</text:p>
      <text:p text:style-name="Standard"><text:soft-page-break/></text:p>
      <text:p text:style-name="Standard">COMMENT ON TABLE NOTICE_TBL IS '공지사항';</text:p>
      <text:p text:style-name="Standard">COMMENT ON COLUMN NOTICE_TBL.NT_NUMBER IS '공지사항_게시글번호';</text:p>
      <text:p text:style-name="Standard">COMMENT ON COLUMN NOTICE_TBL.NT_TITLE IS '공지사항_제목';</text:p>
      <text:p text:style-name="Standard">COMMENT ON COLUMN NOTICE_TBL.NT_WRITER IS '공지사항_작성자';</text:p>
      <text:p text:style-name="Standard">COMMENT ON COLUMN NOTICE_TBL.NT_CONTENT IS '공지사항_내용';</text:p>
      <text:p text:style-name="Standard">COMMENT ON COLUMN NOTICE_TBL.NT_REGDATE IS '공지사항_등록일';</text:p>
      <text:p text:style-name="Standard">COMMENT ON COLUMN NOTICE_TBL.NT_READCNT IS '공지사항_조회수';</text:p>
      <text:p text:style-name="Standard"/>
      <text:p text:style-name="Standard"/>
      <text:p text:style-name="Standard">--9 암호화 테이블</text:p>
      <text:p text:style-name="Standard">CREATE TABLE SECURITY_TBL(</text:p>
      <text:p text:style-name="Standard"><text:s text:c="4"/>MT_ID VARCHAR2(70),<text:bookmark text:name="_GoBack"/></text:p>
      <text:p text:style-name="Standard"><text:s text:c="4"/>SALT VARCHAR2(70),</text:p>
      <text:p text:style-name="Standard"><text:s text:c="4"/>PRIMARY KEY(MT_ID)</text:p>
      <text:p text:style-name="Standard">);</text:p>
      <text:p text:style-name="Standard"/>
      <text:p text:style-name="Standard"/>
      <text:p text:style-name="Standard">SELECT *</text:p>
      <text:p text:style-name="Standard">FROM MEMBER_TBL;</text:p>
      <text:p text:style-name="Standard"/>
      <text:p text:style-name="Standard">SELECT *</text:p>
      <text:p text:style-name="Standard">FROM PRODUCT_TBL;</text:p>
      <text:p text:style-name="Standard"/>
      <text:p text:style-name="Standard">SELECT *</text:p>
      <text:p text:style-name="Standard">FROM RENTAL_TBL;</text:p>
      <text:p text:style-name="Standard"><text:soft-page-break/></text:p>
      <text:p text:style-name="Standard">SELECT *</text:p>
      <text:p text:style-name="Standard">FROM RESERVATION_TBL;</text:p>
      <text:p text:style-name="Standard"/>
      <text:p text:style-name="Standard">SELECT *</text:p>
      <text:p text:style-name="Standard">FROM REVIEW_TBL;</text:p>
      <text:p text:style-name="Standard"/>
      <text:p text:style-name="Standard">SELECT *</text:p>
      <text:p text:style-name="Standard">FROM QUESTION_TBL;</text:p>
      <text:p text:style-name="Standard"/>
      <text:p text:style-name="Standard">SELECT *</text:p>
      <text:p text:style-name="Standard">FROM NOTICE_TBL;</text:p>
      <text:p text:style-name="Standard"/>
      <text:p text:style-name="Standard">SELECT *</text:p>
      <text:p text:style-name="Standard">FROM REPLY_TBL;</text:p>
      <text:p text:style-name="Standard"/>
      <text:p text:style-name="Standard">SELECT *</text:p>
      <text:p text:style-name="Standard">FROM SECURITY_TB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margin-top="0cm" fo:margin-bottom="0.282cm" fo:line-height="108%" fo:text-align="justify" style:justify-single-word="false" fo:hyphenation-ladder-count="no-limit" style:text-autospace="ideograph-alpha" style:punctuation-wrap="hanging" style:line-break="strict" style:tab-stop-distance="1.411cm" style:writing-mode="page"/>
      <style:text-properties style:use-window-font-color="true" style:font-name="맑은 고딕" fo:font-size="10pt" fo:language="en" fo:country="US" style:letter-kerning="true" style:font-name-asian="바탕" style:font-size-asian="10pt" style:language-asian="ko" style:country-asian="K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최진우</meta:initial-creator>
    <dc:creator>수현 김</dc:creator>
    <meta:editing-cycles>13</meta:editing-cycles>
    <meta:creation-date>2019-09-03T04:36:00</meta:creation-date>
    <dc:date>2019-09-05T14:58:41.62</dc:date>
    <meta:editing-duration>PT50S</meta:editing-duration>
    <meta:generator>OpenOffice/4.1.1$Win32 OpenOffice.org_project/411m6$Build-9775</meta:generator>
    <meta:document-statistic meta:table-count="0" meta:image-count="0" meta:object-count="0" meta:page-count="13" meta:paragraph-count="289" meta:word-count="1920" meta:character-count="99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